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25cm" fo:min-width="7.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6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55cm" fo:min-width="5.5cm"/>
    </style:style>
    <style:style style:name="gr5" style:family="graphic" style:parent-style-name="standard">
      <style:graphic-properties draw:stroke="none" svg:stroke-color="#000000" draw:fill="none" draw:fill-color="#ffffff" fo:min-height="3.4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4.85cm" fo:min-width="5.6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stroke="none" svg:stroke-color="#000000" draw:fill="none" draw:fill-color="#ffffff" fo:min-height="3.0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3.35cm" fo:min-width="13.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4.85cm" fo:min-width="6.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4.75cm" fo:min-width="8.1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4.95cm" fo:min-width="6.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4.85cm" fo:min-width="8.2cm"/>
    </style:style>
    <style:style style:name="gr14" style:family="graphic" style:parent-style-name="standard">
      <style:graphic-properties draw:stroke="none" svg:stroke-color="#000000" draw:fill="none" draw:fill-color="#ffffff" fo:min-height="2.05cm"/>
    </style:style>
    <style:style style:name="gr15" style:family="graphic" style:parent-style-name="standard">
      <style:graphic-properties draw:stroke="none" svg:stroke-color="#000000" draw:fill="none" draw:fill-color="#ffffff" fo:min-height="4.15cm"/>
    </style:style>
    <style:style style:name="gr16" style:family="graphic" style:parent-style-name="standard">
      <style:graphic-properties draw:stroke="none" svg:stroke-color="#000000" draw:fill="none" draw:fill-color="#ffffff" fo:min-height="4.35cm"/>
    </style:style>
    <style:style style:name="gr17" style:family="graphic" style:parent-style-name="standard">
      <style:graphic-properties draw:stroke="none" svg:stroke-color="#000000" draw:fill="none" draw:fill-color="#ffffff" fo:min-height="4.45cm"/>
    </style:style>
    <style:style style:name="gr18" style:family="graphic" style:parent-style-name="standard">
      <style:graphic-properties draw:stroke="none" svg:stroke-color="#000000" draw:fill="none" draw:fill-color="#ffffff" fo:min-height="1.25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2.55cm" fo:min-width="10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4.25cm" fo:min-width="5.2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4.15cm" fo:min-width="4.9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4.35cm" fo:min-width="5.3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4.35cm" fo:min-width="6.1cm"/>
    </style:style>
    <style:style style:name="gr24" style:family="graphic" style:parent-style-name="standard">
      <style:graphic-properties draw:stroke="none" svg:stroke-color="#000000" draw:fill="none" draw:fill-color="#ffffff" fo:min-height="1.423cm"/>
    </style:style>
    <style:style style:name="gr25" style:family="graphic" style:parent-style-name="standard">
      <style:graphic-properties draw:stroke="none" svg:stroke-color="#000000" draw:fill="none" draw:fill-color="#ffffff" fo:min-height="2.25cm"/>
    </style:style>
    <style:style style:name="gr26" style:family="graphic" style:parent-style-name="standard">
      <style:graphic-properties draw:stroke="none" svg:stroke-color="#000000" draw:fill="none" draw:fill-color="#ffffff" fo:min-height="3.95cm"/>
    </style:style>
    <style:style style:name="gr27" style:family="graphic" style:parent-style-name="standard">
      <style:graphic-properties draw:stroke="none" svg:stroke-color="#000000" draw:fill="none" draw:fill-color="#ffffff" fo:min-height="3.85cm"/>
    </style:style>
    <style:style style:name="gr28" style:family="graphic" style:parent-style-name="standard">
      <style:graphic-properties draw:stroke="none" svg:stroke-color="#000000" draw:fill="none" draw:fill-color="#ffffff" fo:min-height="3.75cm"/>
    </style:style>
    <style:style style:name="gr29" style:family="graphic" style:parent-style-name="standard">
      <style:graphic-properties draw:stroke="none" draw:fill="none" fo:min-height="1.423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3.35cm" fo:min-width="8.7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4.55cm" fo:min-width="5.2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4.65cm" fo:min-width="5.7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4.45cm" fo:min-width="5.3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4.25cm" fo:min-width="5.4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4.25cm" fo:min-width="5.5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4.25cm" fo:min-width="5.7cm"/>
    </style:style>
    <style:style style:name="gr37" style:family="graphic" style:parent-style-name="standard">
      <style:graphic-properties draw:stroke="none" svg:stroke-color="#000000" draw:fill="none" draw:fill-color="#ffffff" fo:min-height="1.95cm"/>
    </style:style>
    <style:style style:name="gr38" style:family="graphic" style:parent-style-name="standard">
      <style:graphic-properties draw:stroke="none" svg:stroke-color="#000000" draw:fill="none" draw:fill-color="#ffffff" fo:min-height="4.05cm"/>
    </style:style>
    <style:style style:name="gr39" style:family="graphic" style:parent-style-name="standard">
      <style:graphic-properties draw:stroke="none" draw:fill="none" fo:min-height="0.713cm"/>
    </style:style>
    <style:style style:name="gr40" style:family="graphic" style:parent-style-name="standard">
      <style:graphic-properties draw:stroke="none" svg:stroke-color="#000000" draw:fill="none" draw:fill-color="#ffffff" fo:min-height="4.25cm"/>
    </style:style>
    <style:style style:name="gr41" style:family="graphic" style:parent-style-name="standard">
      <style:graphic-properties draw:stroke="none" svg:stroke-color="#000000" draw:fill="none" draw:fill-color="#ffffff" fo:min-height="3.35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2.75cm" fo:min-width="9.2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4.05cm" fo:min-width="4.6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4.25cm" fo:min-width="5.6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4.25cm" fo:min-width="4.6cm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4.25cm" fo:min-width="4.8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4.35cm" fo:min-width="5.9cm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4.55cm" fo:min-width="4.4cm"/>
    </style:style>
    <style:style style:name="gr49" style:family="graphic" style:parent-style-name="standard">
      <style:graphic-properties draw:stroke="none" svg:stroke-color="#000000" draw:fill="none" draw:fill-color="#ffffff" fo:min-height="2.15cm"/>
    </style:style>
    <style:style style:name="gr50" style:family="graphic" style:parent-style-name="standard">
      <style:graphic-properties draw:stroke="none" svg:stroke-color="#000000" draw:fill="none" draw:fill-color="#ffffff" fo:min-height="3.556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1.95cm" fo:min-width="12.4cm"/>
    </style:style>
    <style:style style:name="gr52" style:family="graphic" style:parent-style-name="standard">
      <style:graphic-properties draw:stroke="none" svg:stroke-color="#000000" draw:fill="none" draw:fill-color="#ffffff" fo:min-height="1.85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3.75cm" fo:min-width="7.7cm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3.85cm" fo:min-width="8.7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3.95cm" fo:min-width="5.6cm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3.95cm" fo:min-width="6.2cm"/>
    </style:style>
    <style:style style:name="gr57" style:family="graphic" style:parent-style-name="standard">
      <style:graphic-properties draw:stroke="none" svg:stroke-color="#000000" draw:fill="none" draw:fill-color="#ffffff" fo:min-height="2.85cm"/>
    </style:style>
    <style:style style:name="gr58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9" style:family="paragraph">
      <style:paragraph-properties fo:text-align="star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/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3cm" svg:height="4.5cm" svg:x="6.3cm" svg:y="2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cm" svg:y1="7.2cm" svg:x2="10.4cm" svg:y2="11.3cm">
          <text:p/>
        </draw:line>
        <draw:frame draw:style-name="gr3" draw:text-style-name="P4" draw:layer="layout" svg:width="6.6cm" svg:height="2.9cm" svg:x="7.1cm" svg:y="3.4cm">
          <draw:text-box>
            <text:p text:style-name="P3"><text:span text:style-name="T1">En tant que </text:span><text:span text:style-name="T1">commercial je </text:span><text:span text:style-name="T1">veux :</text:span></text:p>
          </draw:text-box>
        </draw:frame>
        <draw:custom-shape draw:style-name="gr4" draw:text-style-name="P1" draw:layer="layout" svg:width="6cm" svg:height="4.8cm" svg:x="7.3cm" svg:y="11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cm" svg:height="3.7cm" svg:x="7.7cm" svg:y="12cm">
          <draw:text-box>
            <text:p text:style-name="P3">Consulter l’état de la commande à tout moment.</text:p>
          </draw:text-box>
        </draw:frame>
        <draw:line draw:style-name="gr2" draw:text-style-name="P2" draw:layer="layout" svg:x1="10.4cm" svg:y1="16.2cm" svg:x2="10.4cm" svg:y2="20.9cm">
          <text:p/>
        </draw:line>
        <draw:custom-shape draw:style-name="gr6" draw:text-style-name="P1" draw:layer="layout" svg:width="6.1cm" svg:height="5.1cm" svg:x="6.9cm" svg:y="20.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4.3cm" svg:height="1.1cm" svg:x="7.3cm" svg:y="17.9cm">
          <draw:text-box>
            <text:p>A FIN DE</text:p>
          </draw:text-box>
        </draw:frame>
        <draw:frame draw:style-name="gr8" draw:text-style-name="P6" draw:layer="layout" svg:width="5.5cm" svg:height="3.3cm" svg:x="7.2cm" svg:y="21.5cm">
          <draw:text-box>
            <text:p text:style-name="P3">Répondre aux questions des clients.</text:p>
          </draw:text-box>
        </draw:frame>
      </draw:page>
      <draw:page draw:name="page2" draw:style-name="dp1" draw:master-page-name="Standard">
        <draw:custom-shape draw:style-name="gr9" draw:text-style-name="P1" draw:layer="layout" svg:width="13.7cm" svg:height="3.6cm" svg:x="3.8cm" svg:y="1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2cm" svg:height="5.1cm" svg:x="1.8cm" svg:y="9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6cm" svg:height="5cm" svg:x="10.8cm" svg:y="9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7.2cm" svg:height="5.2cm" svg:x="1.9cm" svg:y="1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7cm" svg:height="5.1cm" svg:x="10.9cm" svg:y="19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3cm" svg:y1="5.4cm" svg:x2="5.5cm" svg:y2="9.4cm">
          <text:p/>
        </draw:line>
        <draw:line draw:style-name="gr2" draw:text-style-name="P2" draw:layer="layout" svg:x1="11.1cm" svg:y1="5.4cm" svg:x2="15.6cm" svg:y2="9.6cm">
          <text:p/>
        </draw:line>
        <draw:line draw:style-name="gr2" draw:text-style-name="P2" draw:layer="layout" svg:x1="5.1cm" svg:y1="14.6cm" svg:x2="5.1cm" svg:y2="18.9cm">
          <text:p/>
        </draw:line>
        <draw:line draw:style-name="gr2" draw:text-style-name="P2" draw:layer="layout" svg:x1="15.7cm" svg:y1="14.6cm" svg:x2="15.7cm" svg:y2="19cm">
          <text:p/>
        </draw:line>
        <draw:frame draw:style-name="gr14" draw:text-style-name="P7" draw:layer="layout" svg:width="13.5cm" svg:height="2.3cm" svg:x="3.9cm" svg:y="2.8cm">
          <draw:text-box>
            <text:p text:style-name="P3"><text:span text:style-name="T2">En tant que A.D.V je veux :</text:span></text:p>
          </draw:text-box>
        </draw:frame>
        <draw:frame draw:style-name="gr15" draw:text-style-name="P6" draw:layer="layout" svg:width="6.8cm" svg:height="4.4cm" svg:x="2cm" svg:y="9.9cm">
          <draw:text-box>
            <text:p text:style-name="P3">Réceptionner le bon de Commande.</text:p>
          </draw:text-box>
        </draw:frame>
        <draw:frame draw:style-name="gr16" draw:text-style-name="P6" draw:layer="layout" svg:width="6.6cm" svg:height="4.6cm" svg:x="2.2cm" svg:y="19.3cm">
          <draw:text-box>
            <text:p text:style-name="P3">Prendre connaissance de l’arrivée d’une nouvelle commande.</text:p>
          </draw:text-box>
        </draw:frame>
        <draw:frame draw:style-name="gr16" draw:text-style-name="P6" draw:layer="layout" svg:width="8.2cm" svg:height="4.6cm" svg:x="11cm" svg:y="9.8cm">
          <draw:text-box>
            <text:p text:style-name="P3">Compléter le planning, renseigner l’obtention BCB/financement.</text:p>
          </draw:text-box>
        </draw:frame>
        <draw:frame draw:style-name="gr17" draw:text-style-name="P6" draw:layer="layout" svg:width="8.3cm" svg:height="4.7cm" svg:x="11.1cm" svg:y="19.3cm">
          <draw:text-box>
            <text:p text:style-name="P3">Envoyer au service paramétrage pour démarrer le processus de production de la commande.</text:p>
          </draw:text-box>
        </draw:frame>
        <draw:frame draw:style-name="gr18" draw:text-style-name="P5" draw:layer="layout" svg:width="6.7cm" svg:height="1.5cm" svg:x="7cm" svg:y="15.8cm">
          <draw:text-box>
            <text:p text:style-name="P3">A FIN DE </text:p>
          </draw:text-box>
        </draw:frame>
      </draw:page>
      <draw:page draw:name="page3" draw:style-name="dp1" draw:master-page-name="Standard">
        <draw:custom-shape draw:style-name="gr19" draw:text-style-name="P1" draw:layer="layout" svg:width="10.5cm" svg:height="2.8cm" svg:x="5.9cm" svg:y="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7cm" svg:height="4.5cm" svg:x="1.3cm" svg:y="8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5.4cm" svg:height="4.4cm" svg:x="14.3cm" svg:y="8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5.8cm" svg:height="4.6cm" svg:x="1.3cm" svg:y="15.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.6cm" svg:height="4.6cm" svg:x="13.2cm" svg:y="15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cm" svg:y1="4.8cm" svg:x2="4.4cm" svg:y2="8.3cm">
          <text:p/>
        </draw:line>
        <draw:line draw:style-name="gr2" draw:text-style-name="P2" draw:layer="layout" svg:x1="12.8cm" svg:y1="4.8cm" svg:x2="17.2cm" svg:y2="8.3cm">
          <text:p/>
        </draw:line>
        <draw:line draw:style-name="gr2" draw:text-style-name="P2" draw:layer="layout" svg:x1="3.9cm" svg:y1="12.8cm" svg:x2="3.9cm" svg:y2="15.7cm">
          <text:p/>
        </draw:line>
        <draw:line draw:style-name="gr2" draw:text-style-name="P2" draw:layer="layout" svg:x1="17.1cm" svg:y1="12.7cm" svg:x2="17.1cm" svg:y2="15.6cm">
          <text:p/>
        </draw:line>
        <draw:frame draw:style-name="gr24" draw:text-style-name="P6" draw:layer="layout" svg:width="3.6cm" svg:height="1.673cm" svg:x="8.9cm" svg:y="13.427cm">
          <draw:text-box>
            <text:p>A FIN DE</text:p>
            <text:p/>
          </draw:text-box>
        </draw:frame>
        <draw:frame draw:style-name="gr25" draw:text-style-name="P8" draw:layer="layout" svg:width="10.2cm" svg:height="2.5cm" svg:x="6.1cm" svg:y="2.3cm">
          <draw:text-box>
            <text:p text:style-name="P3"><text:span text:style-name="T1">En tant que Service Paramétrage je veux :</text:span></text:p>
          </draw:text-box>
        </draw:frame>
        <draw:frame draw:style-name="gr26" draw:text-style-name="P6" draw:layer="layout" svg:width="5.5cm" svg:height="4.2cm" svg:x="1.4cm" svg:y="8.4cm">
          <draw:text-box>
            <text:p text:style-name="P3">Récupérer les informations de la commande.</text:p>
          </draw:text-box>
        </draw:frame>
        <draw:frame draw:style-name="gr27" draw:text-style-name="P6" draw:layer="layout" svg:width="5.4cm" svg:height="4.1cm" svg:x="1.5cm" svg:y="16cm">
          <draw:text-box>
            <text:p>Remplir : </text:p>
            <text:p/>
            <text:p text:style-name="P9">Reçu le … à …</text:p>
            <text:p text:style-name="P9">Pris en charge par ...</text:p>
          </draw:text-box>
        </draw:frame>
        <draw:frame draw:style-name="gr27" draw:text-style-name="P6" draw:layer="layout" svg:width="5.1cm" svg:height="4.1cm" svg:x="14.3cm" svg:y="8.4cm">
          <draw:text-box>
            <text:p text:style-name="P3">Compléter le planning.</text:p>
          </draw:text-box>
        </draw:frame>
        <draw:frame draw:style-name="gr28" draw:text-style-name="P6" draw:layer="layout" svg:width="6.1cm" svg:height="4cm" svg:x="13.4cm" svg:y="16cm">
          <draw:text-box>
            <text:p text:style-name="P3">Envoyer au service matériel.</text:p>
          </draw:text-box>
        </draw:frame>
        <draw:frame draw:style-name="gr29" draw:text-style-name="P10" draw:layer="layout" svg:width="3.148cm" svg:height="1.673cm" svg:x="12.2cm" svg:y="13.3cm">
          <draw:text-box>
            <text:p/>
            <text:p/>
          </draw:text-box>
        </draw:frame>
      </draw:page>
      <draw:page draw:name="page4" draw:style-name="dp1" draw:master-page-name="Standard">
        <draw:custom-shape draw:style-name="gr30" draw:text-style-name="P1" draw:layer="layout" svg:width="9.2cm" svg:height="3.6cm" svg:x="6.1cm" svg:y="1.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5.7cm" svg:height="4.8cm" svg:x="1cm" svg:y="8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6.2cm" svg:height="4.9cm" svg:x="7.4cm" svg:y="8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5.8cm" svg:height="4.7cm" svg:x="14.1cm" svg:y="8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5cm" svg:y1="5.5cm" svg:x2="5cm" svg:y2="8.5cm">
          <text:p/>
        </draw:line>
        <draw:line draw:style-name="gr2" draw:text-style-name="P2" draw:layer="layout" svg:x1="10.6cm" svg:y1="5.5cm" svg:x2="10.6cm" svg:y2="8.5cm">
          <text:p/>
        </draw:line>
        <draw:line draw:style-name="gr2" draw:text-style-name="P2" draw:layer="layout" svg:x1="13.3cm" svg:y1="5.6cm" svg:x2="17.2cm" svg:y2="8.5cm">
          <text:p/>
        </draw:line>
        <draw:line draw:style-name="gr2" draw:text-style-name="P2" draw:layer="layout" svg:x1="3.7cm" svg:y1="13.5cm" svg:x2="3.7cm" svg:y2="17.4cm">
          <text:p/>
        </draw:line>
        <draw:custom-shape draw:style-name="gr34" draw:text-style-name="P1" draw:layer="layout" svg:width="5.9cm" svg:height="4.5cm" svg:x="1cm" svg:y="17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6cm" svg:height="4.5cm" svg:x="7.4cm" svg:y="17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6.2cm" svg:height="4.5cm" svg:x="13.8cm" svg:y="17.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cm" svg:y1="13.4cm" svg:x2="10.5cm" svg:y2="17.2cm">
          <text:p/>
        </draw:line>
        <draw:line draw:style-name="gr2" draw:text-style-name="P2" draw:layer="layout" svg:x1="17.2cm" svg:y1="13.3cm" svg:x2="17.2cm" svg:y2="17.1cm">
          <text:p/>
        </draw:line>
        <draw:frame draw:style-name="gr37" draw:text-style-name="P8" draw:layer="layout" svg:width="8.8cm" svg:height="2.2cm" svg:x="6.5cm" svg:y="2.4cm">
          <draw:text-box>
            <text:p text:style-name="P3"><text:span text:style-name="T1">En tant que Service Matériel je veux</text:span></text:p>
          </draw:text-box>
        </draw:frame>
        <draw:frame draw:style-name="gr38" draw:text-style-name="P11" draw:layer="layout" svg:width="5.3cm" svg:height="4.3cm" svg:x="1.3cm" svg:y="8.8cm">
          <draw:text-box>
            <text:p text:style-name="P3"><text:span text:style-name="T3">Récupérer les information du service paramétrage.</text:span></text:p>
          </draw:text-box>
        </draw:frame>
        <draw:frame draw:style-name="gr28" draw:text-style-name="P11" draw:layer="layout" svg:width="5.8cm" svg:height="4cm" svg:x="1cm" svg:y="17.5cm">
          <draw:text-box>
            <text:p text:style-name="P3"><text:span text:style-name="T3">Prendre en charge la préparation du matériel.</text:span></text:p>
          </draw:text-box>
        </draw:frame>
        <draw:frame draw:style-name="gr25" draw:text-style-name="P11" draw:layer="layout" svg:width="5.8cm" svg:height="2.5cm" svg:x="7.6cm" svg:y="8.8cm">
          <draw:text-box>
            <text:p text:style-name="P3"><text:span text:style-name="T3">Notifier la nom du technicien.</text:span></text:p>
          </draw:text-box>
        </draw:frame>
        <draw:frame draw:style-name="gr7" draw:text-style-name="P12" draw:layer="layout" svg:width="3.2cm" svg:height="1.1cm" svg:x="5.3cm" svg:y="14.5cm">
          <draw:text-box>
            <text:p><text:span text:style-name="T3">A FIN DE</text:span></text:p>
          </draw:text-box>
        </draw:frame>
        <draw:frame draw:style-name="gr39" draw:text-style-name="P13" draw:layer="layout" svg:width="3.148cm" svg:height="0.963cm" svg:x="12.4cm" svg:y="14.4cm">
          <draw:text-box>
            <text:p><text:span text:style-name="T3">A FIN DE</text:span></text:p>
          </draw:text-box>
        </draw:frame>
        <draw:frame draw:style-name="gr5" draw:text-style-name="P11" draw:layer="layout" svg:width="5.6cm" svg:height="3.7cm" svg:x="7.6cm" svg:y="17.4cm">
          <draw:text-box>
            <text:p text:style-name="P3"><text:span text:style-name="T3">Établir une traçabilité</text:span></text:p>
          </draw:text-box>
        </draw:frame>
        <draw:frame draw:style-name="gr40" draw:text-style-name="P11" draw:layer="layout" svg:width="5.4cm" svg:height="4.5cm" svg:x="14.3cm" svg:y="8.7cm">
          <draw:text-box>
            <text:p text:style-name="P3"><text:span text:style-name="T3">Compléter la date de fin de la préparation de la commande.</text:span></text:p>
          </draw:text-box>
        </draw:frame>
        <draw:frame draw:style-name="gr41" draw:text-style-name="P11" draw:layer="layout" svg:width="5.6cm" svg:height="3.6cm" svg:x="14.1cm" svg:y="17.6cm">
          <draw:text-box>
            <text:p text:style-name="P3"><text:span text:style-name="T3">Envoyer au service logistique.</text:span></text:p>
          </draw:text-box>
        </draw:frame>
      </draw:page>
      <draw:page draw:name="page5" draw:style-name="dp1" draw:master-page-name="Standard">
        <draw:custom-shape draw:style-name="gr42" draw:text-style-name="P1" draw:layer="layout" svg:width="9.7cm" svg:height="3cm" svg:x="6cm" svg:y="2.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5.1cm" svg:height="4.3cm" svg:x="1.3cm" svg:y="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6.1cm" svg:height="4.5cm" svg:x="7.4cm" svg:y="8.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5.1cm" svg:height="4.5cm" svg:x="14.5cm" svg:y="8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6cm" svg:y1="5.2cm" svg:x2="4.1cm" svg:y2="8.4cm">
          <text:p/>
        </draw:line>
        <draw:line draw:style-name="gr2" draw:text-style-name="P2" draw:layer="layout" svg:x1="10.5cm" svg:y1="5.2cm" svg:x2="10.5cm" svg:y2="8.4cm">
          <text:p/>
        </draw:line>
        <draw:line draw:style-name="gr2" draw:text-style-name="P2" draw:layer="layout" svg:x1="14.7cm" svg:y1="5.2cm" svg:x2="17.4cm" svg:y2="8.3cm">
          <text:p/>
        </draw:line>
        <draw:line draw:style-name="gr2" draw:text-style-name="P2" draw:layer="layout" svg:x1="3.6cm" svg:y1="12.8cm" svg:x2="3.6cm" svg:y2="17.3cm">
          <text:p/>
        </draw:line>
        <draw:line draw:style-name="gr2" draw:text-style-name="P2" draw:layer="layout" svg:x1="10.7cm" svg:y1="12.9cm" svg:x2="10.7cm" svg:y2="17.2cm">
          <text:p/>
        </draw:line>
        <draw:line draw:style-name="gr2" draw:text-style-name="P2" draw:layer="layout" svg:x1="17cm" svg:y1="12.8cm" svg:x2="17cm" svg:y2="17.1cm">
          <text:p/>
        </draw:line>
        <draw:custom-shape draw:style-name="gr46" draw:text-style-name="P1" draw:layer="layout" svg:width="5.3cm" svg:height="4.5cm" svg:x="1cm" svg:y="17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6.4cm" svg:height="4.6cm" svg:x="7.4cm" svg:y="17.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4.9cm" svg:height="4.8cm" svg:x="14.6cm" svg:y="17.2cm">
          <text:p/>
          <draw:enhanced-geometry svg:viewBox="0 0 21600 21600" draw:type="rectangle" draw:enhanced-path="M 0 0 L 21600 0 21600 21600 0 21600 0 0 Z N"/>
        </draw:custom-shape>
        <draw:frame draw:style-name="gr49" draw:text-style-name="P8" draw:layer="layout" svg:width="9.3cm" svg:height="2.4cm" svg:x="6.2cm" svg:y="2.5cm">
          <draw:text-box>
            <text:p text:style-name="P3"><text:span text:style-name="T1">En tant que Service Logistique je veux :</text:span></text:p>
          </draw:text-box>
        </draw:frame>
        <draw:frame draw:style-name="gr50" draw:text-style-name="P6" draw:layer="layout" svg:width="4.6cm" svg:height="3.806cm" svg:x="1.5cm" svg:y="8.7cm">
          <draw:text-box>
            <text:p text:style-name="P3">Vérifier que la commande comporte tous les éléments requis.</text:p>
          </draw:text-box>
        </draw:frame>
        <draw:frame draw:style-name="gr38" draw:text-style-name="P6" draw:layer="layout" svg:width="5.3cm" svg:height="4.3cm" svg:x="1cm" svg:y="17.6cm">
          <draw:text-box>
            <text:p text:style-name="P3">Prendre en charge l’expédition de la commande.</text:p>
          </draw:text-box>
        </draw:frame>
        <draw:frame draw:style-name="gr28" draw:text-style-name="P6" draw:layer="layout" svg:width="6cm" svg:height="4cm" svg:x="7.5cm" svg:y="8.6cm">
          <draw:text-box>
            <text:p text:style-name="P3">Renseigner un numéro de tracking ainsi qu’une date d’expédition</text:p>
          </draw:text-box>
        </draw:frame>
        <draw:frame draw:style-name="gr38" draw:text-style-name="P6" draw:layer="layout" svg:width="6.2cm" svg:height="4.3cm" svg:x="7.5cm" svg:y="17.4cm">
          <draw:text-box>
            <text:p text:style-name="P3">Établir une traçabilité.</text:p>
          </draw:text-box>
        </draw:frame>
        <draw:frame draw:style-name="gr26" draw:text-style-name="P6" draw:layer="layout" svg:width="4.8cm" svg:height="4.2cm" svg:x="14.7cm" svg:y="8.5cm">
          <draw:text-box>
            <text:p text:style-name="P3">Renseigner un second numéro de tracking.</text:p>
          </draw:text-box>
        </draw:frame>
        <draw:frame draw:style-name="gr15" draw:text-style-name="P6" draw:layer="layout" svg:width="4.5cm" svg:height="4.4cm" svg:x="14.9cm" svg:y="17.4cm">
          <draw:text-box>
            <text:p text:style-name="P3">Gérer un éventuel retour du matériel de la part du client.</text:p>
          </draw:text-box>
        </draw:frame>
        <draw:frame draw:style-name="gr18" draw:text-style-name="P6" draw:layer="layout" svg:width="4.8cm" svg:height="1.5cm" svg:x="4.8cm" svg:y="14.2cm">
          <draw:text-box>
            <text:p>A FIN DE</text:p>
          </draw:text-box>
        </draw:frame>
        <draw:frame draw:style-name="gr39" draw:text-style-name="P10" draw:layer="layout" svg:width="3.148cm" svg:height="0.963cm" svg:x="12.352cm" svg:y="14.137cm">
          <draw:text-box>
            <text:p>A FIN DE</text:p>
          </draw:text-box>
        </draw:frame>
      </draw:page>
      <draw:page draw:name="page6" draw:style-name="dp1" draw:master-page-name="Standard">
        <draw:custom-shape draw:style-name="gr51" draw:text-style-name="P1" draw:layer="layout" svg:width="12.9cm" svg:height="2.2cm" svg:x="4.1cm" svg:y="2.1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12.7cm" svg:height="2.1cm" svg:x="4.156cm" svg:y="2.289cm">
          <draw:text-box>
            <text:p text:style-name="P3"><text:span text:style-name="T1">En tant qu’administrateur je veux :</text:span></text:p>
          </draw:text-box>
        </draw:frame>
        <draw:custom-shape draw:style-name="gr53" draw:text-style-name="P1" draw:layer="layout" svg:width="8.2cm" svg:height="4cm" svg:x="1.5cm" svg:y="7.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9.2cm" svg:height="4.1cm" svg:x="10.2cm" svg:y="7.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6.1cm" svg:height="4.2cm" svg:x="2.3cm" svg:y="14.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6.7cm" svg:height="4.2cm" svg:x="11.5cm" svg:y="14.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7cm" svg:y1="4.3cm" svg:x2="6.4cm" svg:y2="7cm">
          <text:p/>
        </draw:line>
        <draw:line draw:style-name="gr2" draw:text-style-name="P2" draw:layer="layout" svg:x1="10.1cm" svg:y1="4.3cm" svg:x2="13.9cm" svg:y2="7.1cm">
          <text:p/>
        </draw:line>
        <draw:line draw:style-name="gr2" draw:text-style-name="P2" draw:layer="layout" svg:x1="5.1cm" svg:y1="11.1cm" svg:x2="5.1cm" svg:y2="14.9cm">
          <text:p/>
        </draw:line>
        <draw:line draw:style-name="gr2" draw:text-style-name="P2" draw:layer="layout" svg:x1="15.1cm" svg:y1="11.2cm" svg:x2="15.1cm" svg:y2="14.9cm">
          <text:p/>
        </draw:line>
        <draw:frame draw:style-name="gr57" draw:text-style-name="P11" draw:layer="layout" svg:width="7.4cm" svg:height="3.1cm" svg:x="1.9cm" svg:y="7.5cm">
          <draw:text-box>
            <text:p text:style-name="P3"><text:span text:style-name="T3">Modifier/Configurer chaque fonctionnalité de l’application.</text:span></text:p>
          </draw:text-box>
        </draw:frame>
        <draw:frame draw:style-name="gr8" draw:text-style-name="P11" draw:layer="layout" svg:width="5.4cm" svg:height="3.3cm" svg:x="2.7cm" svg:y="15.3cm">
          <draw:text-box>
            <text:p text:style-name="P3"><text:span text:style-name="T3">Maintenabilité.</text:span></text:p>
          </draw:text-box>
        </draw:frame>
        <draw:frame draw:style-name="gr41" draw:text-style-name="P11" draw:layer="layout" svg:width="8.6cm" svg:height="3.6cm" svg:x="10.5cm" svg:y="7.4cm">
          <draw:text-box>
            <text:p text:style-name="P3"><text:span text:style-name="T3">Gestion des droits d’accès.</text:span></text:p>
          </draw:text-box>
        </draw:frame>
        <draw:frame draw:style-name="gr5" draw:text-style-name="P11" draw:layer="layout" svg:width="6.1cm" svg:height="3.7cm" svg:x="11.8cm" svg:y="15.1cm">
          <draw:text-box>
            <text:p text:style-name="P3"><text:span text:style-name="T3">Définir les droits selon les utilisateurs.</text:span></text:p>
          </draw:text-box>
        </draw:frame>
        <draw:frame draw:style-name="gr58" draw:text-style-name="P12" draw:layer="layout" svg:width="4.8cm" svg:height="1.3cm" svg:x="8.6cm" svg:y="12.4cm">
          <draw:text-box>
            <text:p><text:span text:style-name="T3">A FIN 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4:10:18.274233105</meta:creation-date>
    <dc:date>2018-02-06T09:28:58.428309984</dc:date>
    <meta:editing-duration>PT48M5S</meta:editing-duration>
    <meta:editing-cycles>16</meta:editing-cycles>
    <meta:generator>LibreOffice/5.1.6.2$Linux_X86_64 LibreOffice_project/10m0$Build-2</meta:generator>
    <meta:print-date>2018-02-05T15:41:07.904610593</meta:print-date>
    <meta:document-statistic meta:object-count="99"/>
  </office:meta>
</office:document-meta>
</file>